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5in" table:align="left"/>
    </style:style>
    <style:style style:name="Table2.A" style:family="table-column">
      <style:table-column-properties style:column-width="1.3139in"/>
    </style:style>
    <style:style style:name="Table2.B" style:family="table-column">
      <style:table-column-properties style:column-width="2.1056in"/>
    </style:style>
    <style:style style:name="Table2.C" style:family="table-column">
      <style:table-column-properties style:column-width="2.1299in"/>
    </style:style>
    <style:style style:name="Table2.D" style:family="table-column">
      <style:table-column-properties style:column-width="1.9507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text-properties officeooo:paragraph-rsid="001b3444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text-properties officeooo:paragraph-rsid="00453b96"/>
    </style:style>
    <style:style style:name="P8" style:family="paragraph" style:parent-style-name="Standard">
      <style:paragraph-properties fo:text-align="center" style:justify-single-word="false"/>
      <style:text-properties officeooo:paragraph-rsid="004a069f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text-properties officeooo:paragraph-rsid="004c31fa"/>
    </style:style>
    <style:style style:name="P11" style:family="paragraph" style:parent-style-name="Table_20_Contents">
      <style:text-properties officeooo:paragraph-rsid="004e11d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afee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14e099" style:font-size-asian="12pt" style:font-size-complex="12pt"/>
    </style:style>
    <style:style style:name="T6" style:family="text">
      <style:text-properties fo:font-size="12pt" officeooo:rsid="00426fbf" style:font-size-asian="12pt" style:font-size-complex="12pt"/>
    </style:style>
    <style:style style:name="T7" style:family="text">
      <style:text-properties fo:font-size="12pt" officeooo:rsid="00473a36" style:font-size-asian="12pt" style:font-size-complex="12pt"/>
    </style:style>
    <style:style style:name="T8" style:family="text">
      <style:text-properties fo:font-size="12pt" officeooo:rsid="004a069f" style:font-size-asian="12pt" style:font-size-complex="12pt"/>
    </style:style>
    <style:style style:name="T9" style:family="text">
      <style:text-properties fo:font-size="12pt" officeooo:rsid="0050d06a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officeooo:rsid="002dafee"/>
    </style:style>
    <style:style style:name="T12" style:family="text">
      <style:text-properties officeooo:rsid="002f8b13"/>
    </style:style>
    <style:style style:name="T13" style:family="text">
      <style:text-properties officeooo:rsid="00453b96"/>
    </style:style>
    <style:style style:name="T14" style:family="text">
      <style:text-properties officeooo:rsid="004c31fa"/>
    </style:style>
    <style:style style:name="T15" style:family="text">
      <style:text-properties officeooo:rsid="004f9afb"/>
    </style:style>
    <style:style style:name="T1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ocente:<text:tab/><text:tab/>Bruce D. Marron</text:p>
      <text:p text:style-name="P3">Ciclo: <text:tab/><text:tab/><text:tab/>25-<text:span text:style-name="T11">3</text:span></text:p>
      <text:p text:style-name="P2"><text:span text:style-name="T1">Materia: <text:tab/><text:tab/></text:span><text:span text:style-name="T3">Inglés IX, X</text:span></text:p>
      <text:p text:style-name="P2"><text:span text:style-name="T1">Licenciatura: <text:tab/>I</text:span><text:span text:style-name="T2">nterpretación y <text:s/>Traducción</text:span></text:p>
      <text:p text:style-name="Standard"/>
      <text:p text:style-name="Standard"/>
      <text:p text:style-name="P8"><text:span text:style-name="Strong_20_Emphasis"><text:span text:style-name="T4">HW_0</text:span></text:span><text:span text:style-name="Strong_20_Emphasis"><text:span text:style-name="T8">7</text:span></text:span><text:span text:style-name="Strong_20_Emphasis"><text:span text:style-name="T6">.</text:span></text:span><text:span text:style-name="Strong_20_Emphasis"><text:span text:style-name="T5"> </text:span></text:span><text:span text:style-name="Strong_20_Emphasis"><text:span text:style-name="T7">; </text:span></text:span><text:span text:style-name="Strong_20_Emphasis"><text:span text:style-name="T9">RFPs; Sen’s Ideas; </text:span></text:span><text:span text:style-name="Strong_20_Emphasis"><text:span text:style-name="T7">Qs </text:span></text:span><text:span text:style-name="Strong_20_Emphasis"><text:span text:style-name="T9">from </text:span></text:span><text:span text:style-name="Strong_20_Emphasis"><text:span text:style-name="T7">“Bless Me Ultima”</text:span></text:span></text:p>
      <text:p text:style-name="P5"><text:span text:style-name="Strong_20_Emphasis">(Convert to 10 pt scale)</text:span></text:p>
      <text:p text:style-name="P6"><text:span text:style-name="Strong_20_Emphasis"/></text:p>
      <text:p text:style-name="P6"><text:span text:style-name="Strong_20_Emphasis"/></text:p>
      <text:section text:style-name="Sect1" text:name="md-content-353531567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Table_20_Heading">Criteria</text:p>
              </table:table-cell>
              <table:table-cell table:style-name="Table2.A1" office:value-type="string">
                <text:p text:style-name="Table_20_Heading">3 - Excellent</text:p>
              </table:table-cell>
              <table:table-cell table:style-name="Table2.A1" office:value-type="string">
                <text:p text:style-name="Table_20_Heading">2 - Satisfactory</text:p>
              </table:table-cell>
              <table:table-cell table:style-name="Table2.A1" office:value-type="string">
                <text:p text:style-name="Table_20_Heading">1 - Needs Improvement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<text:span text:style-name="Strong_20_Emphasis">Task 1</text:span><text:span text:style-name="Strong_20_Emphasis"><text:span text:style-name="T14">a</text:span></text:span><text:span text:style-name="Strong_20_Emphasis">: Understanding RFP Process</text:span></text:p>
            </table:table-cell>
            <table:table-cell table:style-name="Table2.A1" office:value-type="string">
              <text:p text:style-name="Table_20_Contents">Clearly defines RFP and thoroughly explains the RFP process for hiring contractors with accuracy.</text:p>
            </table:table-cell>
            <table:table-cell table:style-name="Table2.A1" office:value-type="string">
              <text:p text:style-name="Table_20_Contents">Defines RFP and explains the process but with minor inaccuracies or incomplete details.</text:p>
            </table:table-cell>
            <table:table-cell table:style-name="Table2.A1" office:value-type="string">
              <text:p text:style-name="Table_20_Contents">Definition or explanation of the RFP process is unclear, incorrect, or missing significant parts.</text:p>
            </table:table-cell>
          </table:table-row>
          <table:table-row>
            <table:table-cell table:style-name="Table2.A1" office:value-type="string">
              <text:p text:style-name="P10"><text:span text:style-name="Strong_20_Emphasis">Task 1</text:span><text:span text:style-name="Strong_20_Emphasis"><text:span text:style-name="T14">b</text:span></text:span><text:span text:style-name="Strong_20_Emphasis">: </text:span></text:p>
              <text:p text:style-name="P10"><text:span text:style-name="Strong_20_Emphasis"><text:span text:style-name="T14">CFE RFP</text:span></text:span></text:p>
              <text:p text:style-name="P10"><text:span text:style-name="Strong_20_Emphasis"><text:s/>Translation Accuracy</text:span></text:p>
            </table:table-cell>
            <table:table-cell table:style-name="Table2.A1" office:value-type="string">
              <text:p text:style-name="Table_20_Contents">Translates the first seven paragraphs precisely with excellent grammar and context understanding.</text:p>
            </table:table-cell>
            <table:table-cell table:style-name="Table2.A1" office:value-type="string">
              <text:p text:style-name="Table_20_Contents">Translation is mostly accurate but contains some minor errors or awkward phrasing.</text:p>
            </table:table-cell>
            <table:table-cell table:style-name="Table2.A1" office:value-type="string">
              <text:p text:style-name="Table_20_Contents">Translation is inaccurate, incomplete, or shows poor grammar and lack of context understanding.</text:p>
            </table:table-cell>
          </table:table-row>
          <table:table-row>
            <table:table-cell table:style-name="Table2.A1" office:value-type="string">
              <text:p text:style-name="P10"><text:span text:style-name="Strong_20_Emphasis">Task 2: </text:span></text:p>
              <text:p text:style-name="P10"><text:span text:style-name="Strong_20_Emphasis"><text:span text:style-name="T15">Four Qs on </text:span></text:span><text:span text:style-name="Strong_20_Emphasis"><text:span text:style-name="T14">Sen’s Ideas</text:span></text:span></text:p>
            </table:table-cell>
            <table:table-cell table:style-name="Table2.A1" office:value-type="string">
              <text:p text:style-name="P10"><text:span text:style-name="T15">1)</text:span>Correctly identifies three broad categories of unfreedoms with clear, concise explanations; <text:span text:style-name="T15">2) </text:span>Accurately and insightfully explains Sen’s broader definition of development beyond economics; <text:span text:style-name="T15">3) </text:span>Clearly lists all five types of freedoms and explains why they are synergistic with depth; <text:span text:style-name="T15">4) </text:span>Correctly states whether Sen commends or chastises markets, with supporting reasoning.</text:p>
            </table:table-cell>
            <table:table-cell table:style-name="Table2.A1" office:value-type="string">
              <text:p text:style-name="P10">Identifies categories but explanations lack clarity or some categories are incomplete; Provides a basic explanation of Sen’s definition with some gaps or slight misunderstandings; Lists most types of freedoms and explains synergy but lacks detail or depth in some parts; Identifies Sen’s view but provides limited or unclear reasoning.</text:p>
            </table:table-cell>
            <table:table-cell table:style-name="Table2.A1" office:value-type="string">
              <text:p text:style-name="P10">Fails to identify correct categories or explanations are missing/incorrect; Explanation is incorrect, oversimplified, or missing; Fails to list correct types or does not explain synergy; Misrepresents Sen’s view or reasoning is missing.</text:p>
            </table:table-cell>
          </table:table-row>
          <table:table-row>
            <table:table-cell table:style-name="Table2.A1" office:value-type="string">
              <text:p text:style-name="P11"><text:span text:style-name="Strong_20_Emphasis">Task 3: </text:span></text:p>
              <text:p text:style-name="P11"><text:span text:style-name="Strong_20_Emphasis"><text:span text:style-name="T14">Bless Me, Ultima</text:span></text:span></text:p>
              <text:p text:style-name="P10"><text:span text:style-name="Strong_20_Emphasis"><text:span text:style-name="T14">Qs </text:span></text:span><text:span text:style-name="Strong_20_Emphasis">Chap 3 </text:span><text:span text:style-name="Strong_20_Emphasis"><text:span text:style-name="T14">and </text:span></text:span></text:p>
              <text:p text:style-name="P10"><text:span text:style-name="Strong_20_Emphasis"><text:span text:style-name="T14">Chap 4 </text:span></text:span></text:p>
            </table:table-cell>
            <table:table-cell table:style-name="Table2.A1" office:value-type="string">
              <text:p text:style-name="Table_20_Contents">Answers five questions <text:span text:style-name="T15">(from each chapter) </text:span><text:s/>comprehensively, showing critical thinking and accurate textual references.</text:p>
            </table:table-cell>
            <table:table-cell table:style-name="Table2.A1" office:value-type="string">
              <text:p text:style-name="Table_20_Contents">Answers five questions adequately but with limited critical insight or minor inaccuracies.</text:p>
            </table:table-cell>
            <table:table-cell table:style-name="Table2.A1" office:value-type="string">
              <text:p text:style-name="Table_20_Contents">Answers fewer than five questions or responses lack clarity, relevance, or accuracy.</text:p>
            </table:table-cell>
          </table:table-row>
          <table:table-row>
            <table:table-cell table:style-name="Table2.A1" office:value-type="string">
              <text:p text:style-name="P10"><text:span text:style-name="Strong_20_Emphasis"><text:span text:style-name="T12">Document </text:span></text:span><text:span text:style-name="Strong_20_Emphasis">Formatting </text:span><text:span text:style-name="Strong_20_Emphasis"><text:span text:style-name="T12">and</text:span></text:span><text:span text:style-name="Strong_20_Emphasis"> Presentation</text:span></text:p>
            </table:table-cell>
            <table:table-cell table:style-name="Table2.A1" office:value-type="string">
              <text:p text:style-name="Table_20_Contents"><text:span text:style-name="T14">Document is</text:span> perfectly formatted according to Marron Style Guide .</text:p>
            </table:table-cell>
            <table:table-cell table:style-name="Table2.A1" office:value-type="string">
              <text:p text:style-name="Table_20_Contents">Minor formatting errors present but overall follows Marron Style Guide.</text:p>
            </table:table-cell>
            <table:table-cell table:style-name="Table2.A1" office:value-type="string">
              <text:p text:style-name="Table_20_Contents">Formatting does not follow the Marron Style Guide or is inconsistent throughout.</text:p>
            </table:table-cell>
          </table:table-row>
        </table:table>
        <text:p text:style-name="Text_20_body"/>
      </text:section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oft-page-break/><text:span text:style-name="Strong_20_Emphasis"/></text:p>
      <text:section text:style-name="Sect1" text:name="md-content-197282861">
        <text:p text:style-name="P4"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Standard">HW_07 [Due: 24 Jun 2025]<text:tab/>&lt;== 9A+B+C (6:40 PM Meeting ended: 43m 23s)</text:p>
        <text:p text:style-name="Standard">HW_07 [Due: 26 Jun 2025]<text:tab/>&lt;== 10A</text:p>
        <text:p text:style-name="Standard"/>
        <text:p text:style-name="Standard"/>
        <text:p text:style-name="Standard">--- Task 1</text:p>
        <text:p text:style-name="Standard">In the "real world", large organizations (both public and private) get work done by hiring </text:p>
        <text:p text:style-name="Standard">contractors through an RFP (Request for Proposal) process. Perform the following:</text:p>
        <text:p text:style-name="Standard"><text:tab/>1. Define the term, RFP and very briefly explain how the RFP process is used for hiring </text:p>
        <text:p text:style-name="Standard">contractors.</text:p>
        <text:p text:style-name="Standard"><text:tab/>2. Look at the "Pliego de Requisitos" from the RFP, CFE-0104-CACON-0030-2025 (34 pp.) Translate the <text:s/>first seven (7) paragraphs from page one (1) of this document into English. These paragraphs are <text:tab/>very <text:s/>short; in one case just a single line.</text:p>
        <text:p text:style-name="Standard"/>
        <text:p text:style-name="Standard">--- Task 2</text:p>
        <text:p text:style-name="Standard">Read the excerpt (Preface and Introduction) from Amartya Sen's, "Freedom as Development" and answer the following questions,</text:p>
        <text:p text:style-name="Standard"><text:tab/>1. Sen notes that "unfreedoms" rob individuals of agency and therefore contribute to miseries of one kind or another. List three (3) broad categories of unfreedoms.</text:p>
        <text:p text:style-name="Standard"><text:tab/>2. Sen argues that development must have a broader definition than simply economic enhancement. What is Sen's definition of development?</text:p>
        <text:p text:style-name="Standard"><text:tab/>3. According to Sen, what are the five (5) distinct types of freedoms and why are they synergistic? </text:p>
        <text:p text:style-name="Standard"><text:tab/>4. Does Sen commend or chastise the role of markets?</text:p>
        <text:p text:style-name="Standard"/>
        <text:p text:style-name="Standard"/>
        <text:p text:style-name="Standard">--- Task 3</text:p>
        <text:p text:style-name="Standard">Read Chapter 3 and Chapter 4 of "Bless Me, Ultima." Select and answer five (5) questions from the list of questions for Chapter 3 and five (5) questions from the list of questions for Chapter 4. See the document, "UTECA_StudyGuide_Bless-Me-Ultima.txt" for the list of questions for each chapter. Be sure to format your answers correctly (see Marron_StyleGuide_25-3.pdf)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6-26T13:19:03.577446636</dc:date>
    <meta:editing-duration>PT3H24M</meta:editing-duration>
    <meta:editing-cycles>61</meta:editing-cycles>
    <meta:generator>LibreOffice/7.3.7.2$Linux_X86_64 LibreOffice_project/30$Build-2</meta:generator>
    <meta:document-statistic meta:table-count="1" meta:image-count="1" meta:object-count="0" meta:page-count="2" meta:paragraph-count="53" meta:word-count="615" meta:character-count="4040" meta:non-whitespace-character-count="3451"/>
  </office:meta>
</office:document-meta>
</file>